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3in"/>
    </style:style>
    <style:style style:name="co2" style:family="table-column">
      <style:table-column-properties fo:break-before="auto" style:column-width="2.7146in"/>
    </style:style>
    <style:style style:name="co3" style:family="table-column">
      <style:table-column-properties fo:break-before="auto" style:column-width="3.0252in"/>
    </style:style>
    <style:style style:name="co4" style:family="table-column">
      <style:table-column-properties fo:break-before="auto" style:column-width="5.0634in"/>
    </style:style>
    <style:style style:name="co5" style:family="table-column">
      <style:table-column-properties fo:break-before="auto" style:column-width="3.2354in"/>
    </style:style>
    <style:style style:name="co6" style:family="table-column">
      <style:table-column-properties fo:break-before="auto" style:column-width="0.698in"/>
    </style:style>
    <style:style style:name="ro1" style:family="table-row">
      <style:table-row-properties style:row-height="1.5437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sheet1_20_1">
      <style:table-properties table:display="true" style:writing-mode="lr-tb"/>
    </style:style>
    <style:style style:name="ce1" style:family="table-cell" style:parent-style-name="Excel_20_Built-in_20_Normal">
      <style:table-cell-properties fo:background-color="#99cc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number-columns-repeated="13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1005" table:default-cell-style-name="Excel_20_Built-in_20_Normal"/>
        <table:table-row table:style-name="ro1">
          <table:table-cell table:style-name="ce1" office:value-type="string">
            <text:p>Do Not fill/edit this Column</text:p>
          </table:table-cell>
          <table:table-cell table:style-name="ce1" office:value-type="string">
            <text:p>Unique Mail ID</text:p>
            <text:p/>
            <text:p>(Compulsory for All User Roles)</text:p>
          </table:table-cell>
          <table:table-cell table:style-name="ce1" office:value-type="string">
            <text:p>Unique Mobile No.</text:p>
            <text:p/>
            <text:p>(Compulsory for All User Roles)</text:p>
          </table:table-cell>
          <table:table-cell table:style-name="ce1" office:value-type="string">
            <text:p>"Write the following Options only: </text:p>
            <text:p>1) Branch_Maker </text:p>
            <text:p>2) Branch_Checker/Approver </text:p>
            <text:p>3) Admin_Maker </text:p>
            <text:p>4) Admin_Checker </text:p>
            <text:p>5) Head_Office"</text:p>
            <text:p>(Compulsory for All User Roles)</text:p>
          </table:table-cell>
          <table:table-cell table:style-name="ce1" office:value-type="string">
            <text:p>Name of Branch</text:p>
            <text:p/>
            <text:p>(Compulsory for Branch_Maker, Branch Checker/Approver)</text:p>
          </table:table-cell>
          <table:table-cell table:style-name="ce1" office:value-type="string">
            <text:p>Code of Branch</text:p>
            <text:p/>
            <text:p>(Compulsory for Branch_Maker, Branch Checker/Approver)</text:p>
          </table:table-cell>
          <table:table-cell table:style-name="ce1" office:value-type="string">
            <text:p>Branch IFSC Code</text:p>
            <text:p/>
            <text:p>(Compulsory for Branch_Maker, Branch Checker/Approver)</text:p>
          </table:table-cell>
          <table:table-cell table:style-name="ce1" office:value-type="string">
            <text:p>Branch Contact Person</text:p>
            <text:p/>
            <text:p>(Compulsory for Branch_Maker, Branch Checker/Approver)</text:p>
          </table:table-cell>
          <table:table-cell table:style-name="ce1" office:value-type="string">
            <text:p>Branch Contact Email</text:p>
            <text:p/>
            <text:p>(Compulsory for Branch_Maker, Branch Checker/Approver)</text:p>
          </table:table-cell>
          <table:table-cell table:style-name="ce1" office:value-type="string">
            <text:p>Branch Telephone No.</text:p>
            <text:p/>
            <text:p>(Compulsory for Branch_Maker, Branch Checker/Approver)</text:p>
          </table:table-cell>
          <table:table-cell table:style-name="ce1" office:value-type="string">
            <text:p>Name of Location where branch is situated</text:p>
            <text:p/>
            <text:p>(Compulsory for Branch_Maker, Branch Checker/Approver)</text:p>
          </table:table-cell>
          <table:table-cell table:style-name="ce1" office:value-type="string">
            <text:p>Branch Address</text:p>
            <text:p/>
            <text:p>(Compulsory for Branch_Maker, Branch Checker/Approver)</text:p>
          </table:table-cell>
          <table:table-cell table:style-name="ce1" office:value-type="string">
            <text:p>Branch Pincode</text:p>
            <text:p/>
            <text:p>(Compulsory for Branch_Maker, Branch Checker/Approver)</text:p>
          </table:table-cell>
          <table:table-cell table:style-name="ce1" office:value-type="string">
            <text:p>Write State Code from CW-City &amp; State Master</text:p>
            <text:p/>
            <text:p>(Compulsory for Branch_Maker, Branch Checker/Approver)</text:p>
          </table:table-cell>
          <table:table-cell table:style-name="ce1" office:value-type="string">
            <text:p>Write State Name from CW-City &amp; State Master</text:p>
            <text:p/>
            <text:p>(Compulsory for Branch_Maker, Branch Checker/Approver)</text:p>
          </table:table-cell>
          <table:table-cell table:style-name="ce1" office:value-type="string">
            <text:p>Write City Code from CW-City &amp; State Master</text:p>
            <text:p/>
            <text:p>(Compulsory for Branch_Maker, Branch Checker/Approver)</text:p>
          </table:table-cell>
          <table:table-cell table:style-name="ce1" office:value-type="string">
            <text:p>Write City Name from CW-City &amp; State Master</text:p>
            <text:p/>
            <text:p>(Compulsory for Branch_Maker, Branch Checker/Approver)</text:p>
          </table:table-cell>
          <table:table-cell table:style-name="ce1" office:value-type="string">
            <text:p>Please Write Following Options only: </text:p>
            <text:p>1) Yes </text:p>
            <text:p>2) No</text:p>
            <text:p>(Compulsory for All User Roles)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mobile</text:p>
          </table:table-cell>
          <table:table-cell table:style-name="ce2" office:value-type="string">
            <text:p>role_id</text:p>
          </table:table-cell>
          <table:table-cell table:style-name="ce2" office:value-type="string">
            <text:p>branch_name</text:p>
          </table:table-cell>
          <table:table-cell table:style-name="ce2" office:value-type="string">
            <text:p>branch_code</text:p>
          </table:table-cell>
          <table:table-cell table:style-name="ce2" office:value-type="string">
            <text:p>ifsc_code</text:p>
          </table:table-cell>
          <table:table-cell table:style-name="ce2" office:value-type="string">
            <text:p>br_contact_person</text:p>
          </table:table-cell>
          <table:table-cell table:style-name="ce2" office:value-type="string">
            <text:p>br_contact_email</text:p>
          </table:table-cell>
          <table:table-cell table:style-name="ce2" office:value-type="string">
            <text:p>br_tel_no</text:p>
          </table:table-cell>
          <table:table-cell table:style-name="ce2" office:value-type="string">
            <text:p>location_name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pincode</text:p>
          </table:table-cell>
          <table:table-cell table:style-name="ce2" office:value-type="string">
            <text:p>CW_State_Code</text:p>
          </table:table-cell>
          <table:table-cell table:style-name="ce2" office:value-type="string">
            <text:p>State_Name</text:p>
          </table:table-cell>
          <table:table-cell table:style-name="ce2" office:value-type="string">
            <text:p>CW_City_Code</text:p>
          </table:table-cell>
          <table:table-cell table:style-name="ce2" office:value-type="string">
            <text:p>City_Name</text:p>
          </table:table-cell>
          <table:table-cell table:style-name="ce2" office:value-type="string">
            <text:p>Funding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<text:a xlink:href="mailto:sbi.61343@sbi.co.in">sbi.61343@sbi.co.in</text:a></text:p>
          </table:table-cell>
          <table:table-cell office:value-type="string">
            <text:p><text:a xlink:href="mailto:sbi.61343@sbi.co.in">sbi.61343@sbi.co.in</text:a></text:p>
          </table:table-cell>
          <table:table-cell office:value-type="float" office:value="9592054477">
            <text:p>9592054477</text:p>
          </table:table-cell>
          <table:table-cell office:value-type="string">
            <text:p>2)Branch_Checker</text:p>
          </table:table-cell>
          <table:table-cell office:value-type="string">
            <text:p>SMEC PANCHKULA</text:p>
          </table:table-cell>
          <table:table-cell office:value-type="float" office:value="61343">
            <text:p>61343</text:p>
          </table:table-cell>
          <table:table-cell office:value-type="string">
            <text:p>SBIN0061343</text:p>
          </table:table-cell>
          <table:table-cell office:value-type="string">
            <text:p>PURUSHOTTAM KUMAR SINHA</text:p>
          </table:table-cell>
          <table:table-cell office:value-type="string">
            <text:p><text:a xlink:href="mailto:sbi.61343@sbi.co.in">sbi.61343@sbi.co.in</text:a></text:p>
          </table:table-cell>
          <table:table-cell office:value-type="string">
            <text:p>0172-4569021</text:p>
          </table:table-cell>
          <table:table-cell office:value-type="string">
            <text:p>PANCHKULA</text:p>
          </table:table-cell>
          <table:table-cell office:value-type="string">
            <text:p>BLOCK-B CITY CENTRE,PLOT NO. <text:s/>I-2,1ST FLOOR ADMIN OFFICE, SECTOR- 5, PANCHKULA HARYANA</text:p>
          </table:table-cell>
          <table:table-cell office:value-type="float" office:value="134109">
            <text:p>134109</text:p>
          </table:table-cell>
          <table:table-cell office:value-type="float" office:value="13">
            <text:p>13</text:p>
          </table:table-cell>
          <table:table-cell office:value-type="string">
            <text:p>HARYANA</text:p>
          </table:table-cell>
          <table:table-cell office:value-type="float" office:value="1167">
            <text:p>1167</text:p>
          </table:table-cell>
          <table:table-cell office:value-type="string">
            <text:p>PANCHKULA</text:p>
          </table:table-cell>
          <table:table-cell office:value-type="string">
            <text:p>1)YES</text:p>
          </table:table-cell>
          <table:table-cell table:number-columns-repeated="1006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 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US">
      <number:minutes number:style="long"/>
      <number:text>:</number:text>
      <number:seconds number:style="long"/>
    </number:time-style>
    <number:time-style style:name="N8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US">
      <number:minutes number:style="long"/>
      <number:text>:</number:text>
      <number:seconds number:style="long" number:decimal-places="1"/>
    </number:time-style>
    <number:number-style style:name="N813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7/16/2019</text:date>, <text:time>11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11:50:55.26</dc:date>
    <dc:creator>1 1</dc:creator>
    <meta:document-statistic meta:table-count="1" meta:cell-count="54" meta:object-count="0"/>
    <meta:generator>OpenOffice/4.1.5$Win32 OpenOffice.org_project/415m1$Build-9789</meta:generator>
  </office:meta>
</office:document-meta>
</file>